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withoutfill">
      <style:graphic-properties svg:stroke-width="0.106cm" svg:stroke-color="#ed4c05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3cm" fo:min-width="4.84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f10d0c" loext:opacity="100%" loext:color-lum-mod="100%" loext:color-lum-off="0%" fo:font-size="24pt" fo:font-weight="bold" style:font-size-asian="24pt" style:font-weight-asian="bold" style:font-size-complex="24pt" style:font-weight-complex="bold"/>
    </style:style>
    <style:style style:name="T1" style:family="text">
      <style:text-properties fo:color="#f10d0c" loext:opacity="100%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17.487cm" svg:height="19.665cm" draw:transform="skewX (-4.33284212403234E-017) rotate (0.260577657322753) translate (3.37888229157127cm 9.582865198461cm)" svg:viewBox="0 0 17488 19666" svg:d="M3890 350c2891-506 12180-731 13382 1241 1204 1969-2969 16565-4225 17783-1256 1217-11459-1659-12561-3350s2663-3192 2567-4771c-97-1579-2743-1856-3016-3741-273-1884 962-6656 3853-7162z">
            <text:p/>
          </draw:path>
          <draw:frame draw:style-name="gr2" draw:text-style-name="P3" draw:layer="layout" svg:width="5.349cm" svg:height="3.083cm" svg:x="16.135cm" svg:y="2.713cm">
            <draw:text-box>
              <text:p text:style-name="P2"><text:span text:style-name="T1">Rôle</text:span></text:p>
              <text:p text:style-name="P2"><text:span text:style-name="T1">actuel des</text:span></text:p>
              <text:p text:style-name="P2"><text:span text:style-name="T1">admins</text:span></text:p>
            </draw:text-box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CA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22.4cm" fo:page-height="27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2T12:41:45.828628693</meta:creation-date>
    <dc:date>2023-09-29T11:59:21.221270399</dc:date>
    <meta:editing-duration>PT7H53M11S</meta:editing-duration>
    <meta:editing-cycles>41</meta:editing-cycles>
    <meta:generator>LibreOffice/7.5.5.2$Linux_X86_64 LibreOffice_project/50$Build-2</meta:generator>
    <meta:document-statistic meta:object-count="3"/>
  </office:meta>
</office:document-meta>
</file>